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-color="#ccff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0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4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8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1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27cm"/>
      <style:paragraph-properties style:writing-mode="lr-tb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loext:graphic-properties draw:fill-color="#cc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19cm" svg:height="11cm" draw:transform="skewX (0.00174532925199433) rotate (0.00174532925199433) translate (4.5cm 2cm)">
          <text:p/>
        </draw:rect>
        <draw:rect draw:style-name="gr2" draw:text-style-name="P2" draw:layer="layout" svg:width="17.5cm" svg:height="4.9cm" svg:x="5.6cm" svg:y="3cm">
          <text:p/>
        </draw:rect>
        <draw:rect draw:style-name="gr2" draw:text-style-name="P2" draw:layer="layout" svg:width="17.5cm" svg:height="4.9cm" svg:x="5.4cm" svg:y="3.2cm">
          <text:p/>
        </draw:rect>
        <draw:rect draw:style-name="gr2" draw:text-style-name="P2" draw:layer="layout" svg:width="17.5cm" svg:height="4.9cm" svg:x="5.2cm" svg:y="3.4cm">
          <text:p/>
        </draw:rect>
        <draw:rect draw:style-name="gr1" draw:text-style-name="P1" draw:layer="layout" svg:width="19cm" svg:height="1cm" svg:x="4.5cm" svg:y="13.5cm">
          <text:p/>
        </draw:rect>
        <draw:rect draw:style-name="gr2" draw:text-style-name="P2" draw:layer="layout" svg:width="17.5cm" svg:height="1cm" svg:x="5cm" svg:y="11.5cm">
          <text:p/>
        </draw:rect>
        <draw:rect draw:style-name="gr2" draw:text-style-name="P2" draw:layer="layout" svg:width="17.5cm" svg:height="2cm" svg:x="5cm" svg:y="9cm">
          <text:p/>
        </draw:rect>
        <draw:rect draw:style-name="gr2" draw:text-style-name="P2" draw:layer="layout" svg:width="17.5cm" svg:height="4.9cm" svg:x="5cm" svg:y="3.6cm">
          <text:p/>
        </draw:rect>
        <draw:rect draw:style-name="gr3" draw:text-style-name="P3" draw:layer="layout" svg:width="4cm" svg:height="1cm" svg:x="9cm" svg:y="4cm">
          <text:p/>
        </draw:rect>
        <draw:rect draw:style-name="gr3" draw:text-style-name="P3" draw:layer="layout" svg:width="4cm" svg:height="1cm" svg:x="9cm" svg:y="5.5cm">
          <text:p/>
        </draw:rect>
        <draw:rect draw:style-name="gr3" draw:text-style-name="P3" draw:layer="layout" svg:width="4cm" svg:height="1cm" svg:x="9cm" svg:y="7cm">
          <text:p/>
        </draw:rect>
        <draw:rect draw:style-name="gr3" draw:text-style-name="P3" draw:layer="layout" svg:width="4cm" svg:height="1cm" svg:x="13.5cm" svg:y="4cm">
          <text:p/>
        </draw:rect>
        <draw:rect draw:style-name="gr3" draw:text-style-name="P3" draw:layer="layout" svg:width="4cm" svg:height="1cm" svg:x="13.5cm" svg:y="5.5cm">
          <text:p/>
        </draw:rect>
        <draw:rect draw:style-name="gr3" draw:text-style-name="P3" draw:layer="layout" svg:width="4cm" svg:height="1cm" svg:x="13.5cm" svg:y="7cm">
          <text:p/>
        </draw:rect>
        <draw:rect draw:style-name="gr3" draw:text-style-name="P3" draw:layer="layout" svg:width="4cm" svg:height="1cm" svg:x="18cm" svg:y="4cm">
          <text:p/>
        </draw:rect>
        <draw:rect draw:style-name="gr3" draw:text-style-name="P3" draw:layer="layout" svg:width="4cm" svg:height="2.5cm" svg:x="18cm" svg:y="5.5cm">
          <text:p/>
        </draw:rect>
        <draw:frame draw:style-name="gr4" draw:text-style-name="P4" draw:layer="layout" svg:width="2.547cm" svg:height="0.725cm" svg:x="4.7cm" svg:y="2cm">
          <draw:text-box>
            <text:p><text:span text:style-name="T1">mmRISC.v</text:span></text:p>
          </draw:text-box>
        </draw:frame>
        <draw:frame draw:style-name="gr5" draw:text-style-name="P4" draw:layer="layout" svg:width="2.348cm" svg:height="0.725cm" svg:x="5.2cm" svg:y="3.7cm">
          <draw:text-box>
            <text:p><text:span text:style-name="T1">cpu_top.v</text:span></text:p>
          </draw:text-box>
        </draw:frame>
        <draw:frame draw:style-name="gr6" draw:text-style-name="P4" draw:layer="layout" svg:width="3.055cm" svg:height="0.725cm" svg:x="5.045cm" svg:y="11.675cm">
          <draw:text-box>
            <text:p><text:span text:style-name="T1">bus_m_ahb.v</text:span></text:p>
          </draw:text-box>
        </draw:frame>
        <draw:frame draw:style-name="gr7" draw:text-style-name="P4" draw:layer="layout" svg:width="2.784cm" svg:height="0.725cm" svg:x="4.6cm" svg:y="13.575cm">
          <draw:text-box>
            <text:p><text:span text:style-name="T1">csr_mtime.v</text:span></text:p>
          </draw:text-box>
        </draw:frame>
        <draw:frame draw:style-name="gr8" draw:text-style-name="P4" draw:layer="layout" svg:width="2.678cm" svg:height="0.725cm" svg:x="9.722cm" svg:y="4.175cm">
          <draw:text-box>
            <text:p><text:span text:style-name="T1">cpu_fetch.v</text:span></text:p>
          </draw:text-box>
        </draw:frame>
        <draw:frame draw:style-name="gr9" draw:text-style-name="P4" draw:layer="layout" svg:width="3.22cm" svg:height="0.725cm" svg:x="9.3cm" svg:y="5.575cm">
          <draw:text-box>
            <text:p><text:span text:style-name="T1">cpu_pipeline.v</text:span></text:p>
          </draw:text-box>
        </draw:frame>
        <draw:frame draw:style-name="gr10" draw:text-style-name="P4" draw:layer="layout" svg:width="3.415cm" svg:height="0.725cm" svg:x="9.285cm" svg:y="7.075cm">
          <draw:text-box>
            <text:p><text:span text:style-name="T1">cpu_datapath.v</text:span></text:p>
          </draw:text-box>
        </draw:frame>
        <draw:frame draw:style-name="gr11" draw:text-style-name="P4" draw:layer="layout" svg:width="2.297cm" svg:height="0.725cm" svg:x="14.303cm" svg:y="4.1cm">
          <draw:text-box>
            <text:p><text:span text:style-name="T1">cpu_csr.v</text:span></text:p>
          </draw:text-box>
        </draw:frame>
        <draw:frame draw:style-name="gr12" draw:text-style-name="P4" draw:layer="layout" svg:width="3.004cm" svg:height="0.725cm" svg:x="13.896cm" svg:y="5.575cm">
          <draw:text-box>
            <text:p><text:span text:style-name="T1">cpu_csr_int.v</text:span></text:p>
          </draw:text-box>
        </draw:frame>
        <draw:frame draw:style-name="gr13" draw:text-style-name="P4" draw:layer="layout" svg:width="3.266cm" svg:height="0.725cm" svg:x="13.734cm" svg:y="7.075cm">
          <draw:text-box>
            <text:p><text:span text:style-name="T1">cpu_csr_dbg.v</text:span></text:p>
          </draw:text-box>
        </draw:frame>
        <draw:frame draw:style-name="gr14" draw:text-style-name="P4" draw:layer="layout" svg:width="2.94cm" svg:height="0.725cm" svg:x="18.3cm" svg:y="4.1cm">
          <draw:text-box>
            <text:p><text:span text:style-name="T1">cpu_debug.v</text:span></text:p>
          </draw:text-box>
        </draw:frame>
        <draw:frame draw:style-name="gr15" draw:text-style-name="P4" draw:layer="layout" svg:width="2.822cm" svg:height="0.725cm" svg:x="18.578cm" svg:y="6.275cm">
          <draw:text-box>
            <text:p><text:span text:style-name="T1">cpu_fpu32.v</text:span></text:p>
          </draw:text-box>
        </draw:frame>
        <draw:frame draw:style-name="gr16" draw:text-style-name="P4" draw:layer="layout" svg:width="3.546cm" svg:height="0.725cm" svg:x="8.6cm" svg:y="2.075cm">
          <draw:text-box>
            <text:p><text:span text:style-name="T1">(defines_core.v)</text:span></text:p>
          </draw:text-box>
        </draw:frame>
        <draw:rect draw:style-name="gr3" draw:text-style-name="P3" draw:layer="layout" svg:width="4cm" svg:height="1cm" svg:x="9cm" svg:y="9.5cm">
          <text:p/>
        </draw:rect>
        <draw:rect draw:style-name="gr3" draw:text-style-name="P3" draw:layer="layout" svg:width="4cm" svg:height="1cm" svg:x="13.5cm" svg:y="9.5cm">
          <text:p/>
        </draw:rect>
        <draw:rect draw:style-name="gr3" draw:text-style-name="P3" draw:layer="layout" svg:width="4cm" svg:height="1cm" svg:x="18cm" svg:y="9.5cm">
          <text:p/>
        </draw:rect>
        <draw:frame draw:style-name="gr17" draw:text-style-name="P4" draw:layer="layout" svg:width="2.847cm" svg:height="0.725cm" svg:x="5.153cm" svg:y="9.1cm">
          <draw:text-box>
            <text:p><text:span text:style-name="T1">debug_top.v</text:span></text:p>
          </draw:text-box>
        </draw:frame>
        <draw:frame draw:style-name="gr18" draw:text-style-name="P4" draw:layer="layout" svg:width="3.884cm" svg:height="0.725cm" svg:x="8.916cm" svg:y="9.6cm">
          <draw:text-box>
            <text:p><text:span text:style-name="T1">debug_dtm_jtag.v</text:span></text:p>
          </draw:text-box>
        </draw:frame>
        <draw:frame draw:style-name="gr19" draw:text-style-name="P4" draw:layer="layout" svg:width="2.915cm" svg:height="0.725cm" svg:x="14.057cm" svg:y="9.649cm">
          <draw:text-box>
            <text:p><text:span text:style-name="T1">debug_cdc.v</text:span></text:p>
          </draw:text-box>
        </draw:frame>
        <draw:frame draw:style-name="gr20" draw:text-style-name="P4" draw:layer="layout" svg:width="2.843cm" svg:height="0.725cm" svg:x="18.757cm" svg:y="9.65cm">
          <draw:text-box>
            <text:p><text:span text:style-name="T1">debug_dm.v</text:span></text:p>
          </draw:text-box>
        </draw:frame>
        <draw:rect draw:style-name="gr1" draw:text-style-name="P1" draw:layer="layout" svg:width="19cm" svg:height="1cm" svg:x="4.5cm" svg:y="15cm">
          <text:p/>
        </draw:rect>
        <draw:frame draw:style-name="gr21" draw:text-style-name="P4" draw:layer="layout" svg:width="5.015cm" svg:height="0.725cm" svg:x="4.6cm" svg:y="15.075cm">
          <draw:text-box>
            <text:p><text:span text:style-name="T1">cjtag_2_jtag.v (optional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5-20T19:55:27.345795358</dc:date>
    <meta:editing-duration>P1DT4H22M55S</meta:editing-duration>
    <meta:editing-cycles>235</meta:editing-cycles>
    <meta:generator>LibreOffice/7.5.0.3$MacOSX_AARCH64 LibreOffice_project/c21113d003cd3efa8c53188764377a8272d9d6de</meta:generator>
    <meta:document-statistic meta:object-count="38"/>
  </office:meta>
</office:document-meta>
</file>